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useo Serif" svg:font-family="'Museo Serif'" style:font-family-generic="roman"/>
    <style:font-face style:name="Courier New" svg:font-family="'Courier New'" style:font-family-generic="modern" style:font-pitch="fixed"/>
    <style:font-face style:name="Museo Slab" svg:font-family="'Museo Slab'" style:font-pitch="variable"/>
    <style:font-face style:name="Museo Slab1" svg:font-family="'Museo Slab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useo Sans" svg:font-family="'Museo Sans'" style:font-family-generic="swiss" style:font-pitch="variable"/>
    <style:font-face style:name="Museo Sans1" svg:font-family="'Museo Sans'" style:font-adornments="Bold" style:font-family-generic="swiss" style:font-pitch="variable"/>
    <style:font-face style:name="Museo Sans2" svg:font-family="'Museo Sans'" style:font-adornments="Bold Italic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Museo Slab"/>
    </style:style>
    <style:style style:name="P2" style:family="paragraph" style:parent-style-name="Standard">
      <style:text-properties style:font-name="Courier New"/>
    </style:style>
    <style:style style:name="P3" style:family="paragraph" style:parent-style-name="Heading_20_2">
      <style:paragraph-properties fo:break-before="page"/>
      <style:text-properties style:font-name="Museo Sans"/>
    </style:style>
    <style:style style:name="P4" style:family="paragraph" style:parent-style-name="Heading_20_2">
      <style:text-properties style:font-name="Museo Sans"/>
    </style:style>
    <style:style style:name="P5" style:family="paragraph" style:parent-style-name="Standard">
      <style:text-properties style:font-name="Museo Slab"/>
    </style:style>
    <style:style style:name="P6" style:family="paragraph" style:parent-style-name="Standard">
      <style:text-properties style:font-name="Museo Slab" style:text-underline-style="none"/>
    </style:style>
    <style:style style:name="P7" style:family="paragraph" style:parent-style-name="Standard">
      <style:paragraph-properties fo:text-align="center" style:justify-single-word="false"/>
      <style:text-properties style:font-name="Museo Slab" fo:font-size="18pt" style:font-size-asian="18pt" style:font-size-complex="18pt"/>
    </style:style>
    <style:style style:name="P8" style:family="paragraph" style:parent-style-name="Standard">
      <style:text-properties style:font-name="Courier New" style:text-underline-style="none"/>
    </style:style>
    <style:style style:name="P9" style:family="paragraph" style:parent-style-name="Standard" style:master-page-name="First_20_Page">
      <style:paragraph-properties fo:text-align="center" style:justify-single-word="false" style:page-number="auto"/>
      <style:text-properties style:font-name="Museo Slab" fo:font-size="18pt" style:font-size-asian="18pt" style:font-size-complex="18pt"/>
    </style:style>
    <style:style style:name="P10" style:family="paragraph" style:parent-style-name="Text_20_body">
      <style:text-properties style:font-name="Museo Slab"/>
    </style:style>
    <style:style style:name="P11" style:family="paragraph" style:parent-style-name="Heading_20_1">
      <style:paragraph-properties fo:break-before="page"/>
      <style:text-properties style:font-name="Museo Sans"/>
    </style:style>
    <style:style style:name="T1" style:family="text">
      <style:text-properties style:font-name="Museo Sans"/>
    </style:style>
    <style:style style:name="T2" style:family="text">
      <style:text-properties style:font-name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7"/>
      <text:p text:style-name="P7"/>
      <text:p text:style-name="P7">Baby's First Java Web Server</text:p>
      <text:p text:style-name="P7">CPE 305-01</text:p>
      <text:p text:style-name="P7">James Pearson</text:p>
      <text:p text:style-name="P7">2011-11-30</text:p>
      <text:h text:style-name="P11" text:outline-level="1">Framework Specification</text:h>
      <text:p text:style-name="P1">This proposal concerns the implementation of a basic MVC Java web framework.</text:p>
      <text:p text:style-name="P1"/>
      <text:p text:style-name="P1">As with graphical applications, the standard architecture pattern for web applications is Model-View-Controller (MVC). <text:s/>A basic diagram looks something like this:</text:p>
      <text:p text:style-name="P1"/>
      <text:p text:style-name="P2"><text:s text:c="29"/>------------</text:p>
      <text:p text:style-name="P2"><text:s text:c="18"/>|-------&gt; | web server |</text:p>
      <text:p text:style-name="P2"><text:s text:c="18"/>| <text:s text:c="9"/>------------</text:p>
      <text:p text:style-name="P2"><text:s text:c="18"/>| <text:s text:c="14"/>|</text:p>
      <text:p text:style-name="P2"><text:s text:c="18"/>| <text:s text:c="14"/>v</text:p>
      <text:p text:style-name="P2"><text:s text:c="18"/>| <text:s/>-----------------------------</text:p>
      <text:p text:style-name="P2"><text:s text:c="18"/>| | <text:s/>------------ <text:s text:c="14"/>|</text:p>
      <text:p text:style-name="P2"><text:s text:c="18"/>| | | middleware | <text:s text:c="13"/>|</text:p>
      <text:p text:style-name="P2"><text:s text:c="18"/>| | <text:s/>------------ <text:s text:c="14"/>|</text:p>
      <text:p text:style-name="P2"><text:s text:c="18"/>| | <text:s text:c="7"/>| <text:s text:c="19"/>|</text:p>
      <text:p text:style-name="P2"><text:s text:c="18"/>| | <text:s text:c="7"/>v <text:s text:c="19"/>|</text:p>
      <text:p text:style-name="P2"><text:s text:c="18"/>| | <text:s/>------------- <text:s text:c="13"/>|</text:p>
      <text:p text:style-name="P2"><text:s text:c="18"/>| | | URL routing | <text:s text:c="12"/>|</text:p>
      <text:p text:style-name="P2"><text:s text:c="18"/>| | <text:s/>------------- <text:s text:c="13"/>|</text:p>
      <text:p text:style-name="P2"><text:s text:c="18"/>| | <text:s text:c="7"/>| <text:s text:c="19"/>|</text:p>
      <text:p text:style-name="P2"><text:s text:c="18"/>| | <text:s text:c="7"/>v <text:s text:c="19"/>|</text:p>
      <text:p text:style-name="P2"><text:s text:c="18"/>| | <text:s/>------------ <text:s text:c="5"/>------- <text:s/>|</text:p>
      <text:p text:style-name="P2"><text:s text:c="18"/>| | | Controller | -&gt; | Model | |</text:p>
      <text:p text:style-name="P2"><text:s text:c="18"/>| | <text:s/>------------ <text:s/>&lt;- <text:s/>------- <text:s/>|</text:p>
      <text:p text:style-name="P2"><text:s text:c="18"/>| | <text:s text:c="7"/>| <text:s text:c="19"/>|</text:p>
      <text:p text:style-name="P2"><text:s text:c="18"/>| | <text:s text:c="7"/>v <text:s text:c="19"/>|</text:p>
      <text:p text:style-name="P2"><text:s text:c="18"/>| | <text:s text:c="5"/>------ <text:s text:c="16"/>|</text:p>
      <text:p text:style-name="P2"><text:s text:c="18"/>--| <text:s text:c="4"/>| View | <text:s text:c="15"/>|</text:p>
      <text:p text:style-name="P2"><text:s text:c="20"/>| <text:s text:c="5"/>------ <text:s text:c="16"/>|</text:p>
      <text:p text:style-name="P2"><text:s text:c="21"/>-----------------------------</text:p>
      <text:p text:style-name="P1"/>
      <text:p text:style-name="P1">That is, a web server handles the socket connections and input, passes data along to the framework through some predetermined specification. <text:s/>The framework first runs requests through optional, pluggable middleware - common examples are caching, gzipping, and authentication. <text:s/>The request is then passed along to a URL router, which uses a set of user-defined rules to determine, based on the requested URL, which controller method should be called. <text:s/>The controller pulls data from any necessary models, then passes the retrieved data on to the view, which uses its parameters to produce a response of some sort (usually HTML). <text:s/>This response is passed back to the web server, which forwards it on to the user.</text:p>
      <text:p text:style-name="P6"/>
      <text:h text:style-name="P3" text:outline-level="2">Application 1 - Simple Pony Image Gallery API</text:h>
      <text:p text:style-name="P6">"My Little Pony: Friendship is Magic" (MLP:FiM) is a currently-airing children's television show that promotes being awesome. <text:s/>20-something male followers of the show refer to themselves as "bronies". <text:s/>To assist bronies with creating fabulous applications, the service will provide an API to query a database of pony images, with filtering capabilities on the characters pictured.</text:p>
      <text:p text:style-name="P6"/>
      <text:p text:style-name="P6">Example request:</text:p>
      <text:p text:style-name="P8">/images/tags/applejack+twilight_sparkle-pinkie_pie</text:p>
      <text:p text:style-name="P8"/>
      <text:p text:style-name="P6">Example response:</text:p>
      <text:p text:style-name="P8">[</text:p>
      <text:p text:style-name="P8"><text:s text:c="2"/>{</text:p>
      <text:p text:style-name="P8"><text:s text:c="4"/>"url": "/static/yg2cX.jpg",</text:p>
      <text:p text:style-name="P8"><text:s text:c="4"/>"md5": "b35ada278327e3bdf128dbd9b7edd345",</text:p>
      <text:p text:style-name="P8"><text:s text:c="4"/>"height": 900,</text:p>
      <text:p text:style-name="P8"><text:s text:c="4"/>"width": 1440,</text:p>
      <text:p text:style-name="P8"><text:s text:c="4"/>"tags": ["applejack", "apple_blossom", "twilight_sparkle"]</text:p>
      <text:p text:style-name="P8"><text:s text:c="2"/>},</text:p>
      <text:p text:style-name="P8"><text:s text:c="2"/>{</text:p>
      <text:p text:style-name="P8"><text:s text:c="4"/>"url": "/static/gea71.jpg",</text:p>
      <text:p text:style-name="P8"><text:s text:c="4"/>"md5": "43ac5915b25ef74e51780a054f76cb47",</text:p>
      <text:p text:style-name="P8"><text:s text:c="4"/>"height": 900,</text:p>
      <text:p text:style-name="P8"><text:s text:c="4"/>"width": 1440,</text:p>
      <text:p text:style-name="P8"><text:s text:c="4"/>"tags": ["applejack", "twilight_sparkle"]</text:p>
      <text:p text:style-name="P8"><text:s text:c="2"/>}</text:p>
      <text:p text:style-name="P8">]</text:p>
      <text:h text:style-name="P4" text:outline-level="2">Application 2 - Favorite Pony Image Finder</text:h>
      <text:p text:style-name="P6">Find a user's favorite pony image in a similar fashion as Pandora. <text:s/>Upon first visiting the site, the user is presented with an image and three options - downvote, next, upvote. <text:s/>Downvotes will show less images with the tags of the voted image, while upvotes will show more similar images. <text:s/>Next advances to another image without changing the user's calculated image preferences.</text:p>
      <text:p text:style-name="P6"/>
      <text:p text:style-name="P6">Because dogfooding is a good idea, this application will use the API presented above as "Application 1".</text:p>
      <text:h text:style-name="P4" text:outline-level="2">Application 3 - iFixit Device/Guide Browser (Boring Alternative)</text:h>
      <text:p text:style-name="P6">Use the iFixit public API[0] to obtain a list of devices known to the site, then display them in a user-consumable format. <text:s/>For each device, a link should be provided to another page that displays more information about the device and a list of guides related to the device.</text:p>
      <text:p text:style-name="P6"/>
      <text:p text:style-name="P6">[0]: http://www.ifixit.com/api/0.1/doc</text:p>
      <text:h text:style-name="P11" text:outline-level="1">Design Rationale</text:h>
      <text:h text:style-name="Heading_20_2" text:outline-level="2"><text:span text:style-name="T1">Issue #1</text:span></text:h>
      <text:p text:style-name="P10">Common Gateway Interface (CGI) is a well-established protocol for communicating between programming languages and web servers. <text:s/>Should Baby's First communicate via CGI?</text:p>
      <text:h text:style-name="Heading_20_3" text:outline-level="3"><text:span text:style-name="T1">Alternative A</text:span></text:h>
      <text:p text:style-name="P10">Input and output data according to the CGI specification.</text:p>
      <text:p text:style-name="P10">Advantages: <text:s/>Baby's First can be used with any web server that supports CGI.</text:p>
      <text:p text:style-name="P10">Disadvantages: <text:s/>CGI supports a wider range of features than we want to support in a simplistic framework like Baby's First, thus complicating the design.</text:p>
      <text:h text:style-name="Heading_20_3" text:outline-level="3">Alternative B</text:h>
      <text:p text:style-name="Text_20_body">Use a custom protocol.</text:p>
      <text:p text:style-name="Text_20_body">Advantages: <text:s/>A precise matching to Baby's First's feature set.</text:p>
      <text:p text:style-name="Text_20_body">Disadvantages: <text:s/>Custom web server software must be used.</text:p>
      <text:h text:style-name="Heading_20_3" text:outline-level="3">Decision</text:h>
      <text:p text:style-name="Text_20_body">Alternative B. <text:s/>For a learning project such as this, simplicity is preferable over interoperability. <text:s/>The custom web server 11 lines of shell and the standard Unix utility <text:span text:style-name="T2">netcat</text:span>.</text:p>
      <text:h text:style-name="Heading_20_2" text:outline-level="2">Issue #2</text:h>
      <text:p text:style-name="Text_20_body">Baby's First needs a way to allow the user to specify a mapping between URLs and controllers.</text:p>
      <text:h text:style-name="Heading_20_3" text:outline-level="3">Alternative A</text:h>
      <text:p text:style-name="Text_20_body">Call a method in <text:span text:style-name="T2">BabysFirst</text:span> with the URL as a parameter, then instruct the user to extend the class and override the method.</text:p>
      <text:p text:style-name="Text_20_body">Advantages: <text:s/>Uses standard Java operations. <text:s/>Allows the user full control over how URLs should be mapped.</text:p>
      <text:p text:style-name="Text_20_body">Disadvantages: <text:s/>Gives the user no assistance in parsing and mapping the URL.</text:p>
      <text:h text:style-name="Heading_20_3" text:outline-level="3">Alternative B</text:h>
      <text:p text:style-name="Text_20_body">Utilize a static mapping of URLs to methods in a user-provided XML file.</text:p>
      <text:p text:style-name="Text_20_body">Advantages: <text:s/>XML is familiar to most Java developers. <text:s/>A number of XML-parsing libraries are available that would make the parsing implementation fairly simple. <text:s/>Users don't have to parse URLs.</text:p>
      <text:p text:style-name="Text_20_body">Disadvantages: <text:s/>URLs with GET parameters would need to be specified for every <text:soft-page-break/>possible parameter value (inflexible). <text:s/>XML is ugly and verbose.</text:p>
      <text:h text:style-name="Heading_20_3" text:outline-level="3">Alternative C</text:h>
      <text:p text:style-name="Text_20_body">Use user-provided regular expressions to map URLs to controllers, a la Django.</text:p>
      <text:p text:style-name="Text_20_body">Advantages: <text:s/>The user only needs to parse URLs by way of regular expressions, not through Java's painful string parsing. <text:s/>Flexible.</text:p>
      <text:p text:style-name="Text_20_body">Disadvantages: <text:s/>Users need to learn to use basic regular expression syntax. <text:s/>Baby's First parsing will be slightly more complicated than standard string matching.</text:p>
      <text:h text:style-name="Heading_20_3" text:outline-level="3">Alternative D</text:h>
      <text:p text:style-name="Text_20_body">Implicitly redirect to controllers based on the URL pattern itself, a la Ruby on Rails.</text:p>
      <text:p text:style-name="Text_20_body">Advantages: <text:s/>The user doesn't need to write any URL-mapping rules.</text:p>
      <text:p text:style-name="Text_20_body">Disadvantages: <text:s/>Implicit mappings can be frustrating for new users. <text:s/>Users may resort to poor class structure and naming to get the URLs they want.</text:p>
      <text:h text:style-name="Heading_20_3" text:outline-level="3">Decision</text:h>
      <text:p text:style-name="Text_20_body">Alternative C. <text:s/>The downside is that the user needs to learn regular expressions, which they should learn anyways. <text:s/>Powerful without being very complicated.</text:p>
      <text:h text:style-name="Heading_20_2" text:outline-level="2">Issue #3</text:h>
      <text:p text:style-name="Text_20_body">Should Baby's First include a custom Object-Relational Mapper (ORM)?</text:p>
      <text:h text:style-name="Heading_20_3" text:outline-level="3">Alternative A</text:h>
      <text:p text:style-name="Text_20_body">Write a custom ORM.</text:p>
      <text:p text:style-name="Text_20_body">Advantages: <text:s/>Setup can be minimized by using defaults suitable for a simple educational project. <text:s/>No need for the user to install other libraries.</text:p>
      <text:p text:style-name="Text_20_body">Disadvantages: <text:s/>Increased complexity of implementation. <text:s/>Decreased flexibility. <text:s/>Users cannot transfer knowledge of other ORMs to Baby's First, or use much of the knowledge gained from Baby's First in other projects.</text:p>
      <text:h text:style-name="Heading_20_3" text:outline-level="3">Alternative B</text:h>
      <text:p text:style-name="Text_20_body">Let the user select and configure a third-party ORM, if they so desire.</text:p>
      <text:p text:style-name="Text_20_body">Advantages: <text:s/>If the user doesn't need persistence, they don't need to do anything extra. <text:s/>Experience gained will be useful in other projects. <text:s/>Large community support. <text:s/>Available tutorials.</text:p>
      <text:p text:style-name="Text_20_body">Disadvantages: <text:s/>Most available Java ORMs (particularly Hibernate) are complex, requiring a substantial amount of developer time to learn how to use them properly. <text:s/>The user must manage an extra library.</text:p>
      <text:h text:style-name="Heading_20_3" text:outline-level="3">Decision</text:h>
      <text:p text:style-name="Text_20_body">Alternative B. <text:s/>Many simple applications will not need persistence at all, and those that do can achieve their goals using simple serialization.</text:p>
      <text:h text:style-name="Heading_20_2" text:outline-level="2"><text:soft-page-break/>Issue #4</text:h>
      <text:p text:style-name="Text_20_body">Should Baby's First include a templating language?</text:p>
      <text:h text:style-name="Heading_20_3" text:outline-level="3">Alternative A</text:h>
      <text:p text:style-name="Text_20_body">Include a custom templating language.</text:p>
      <text:p text:style-name="Text_20_body">Advantages: <text:s/>Can be simplified to just what Baby's First users need.</text:p>
      <text:p text:style-name="Text_20_body">Disadvantages: <text:s/>Adds more implementation work. <text:s/>Limits the user in what they can do.</text:p>
      <text:h text:style-name="Heading_20_3" text:outline-level="3">Alternative B</text:h>
      <text:p text:style-name="Text_20_body">Include a third-party templating language and custom wrappers around it.</text:p>
      <text:p text:style-name="Text_20_body">Advantages: <text:s/>Wrappers can make common use-cases easy. <text:s/>Users can still use the more powerful features of the language by calling it directly.</text:p>
      <text:p text:style-name="Text_20_body">Disadvantages: <text:s/>Syntax of the templates themselves may be unnecessarily complicated.</text:p>
      <text:h text:style-name="Heading_20_3" text:outline-level="3">Alternative C</text:h>
      <text:p text:style-name="Text_20_body">Let the user handle all templating themselves.</text:p>
      <text:p text:style-name="Text_20_body">Advantages: <text:s/>Full flexibility.</text:p>
      <text:p text:style-name="Text_20_body">Disadvantages: <text:s/>Users must choose and configure a templating language. <text:s/>Full complexity of whatever language they choose.</text:p>
      <text:h text:style-name="Heading_20_3" text:outline-level="3">Decision</text:h>
      <text:p text:style-name="Text_20_body">Alternative B. <text:s/>A good tradeoff between simplicity and flexibility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useo Serif" svg:font-family="'Museo Serif'" style:font-family-generic="roman"/>
    <style:font-face style:name="Courier New" svg:font-family="'Courier New'" style:font-family-generic="modern" style:font-pitch="fixed"/>
    <style:font-face style:name="Museo Slab" svg:font-family="'Museo Slab'" style:font-pitch="variable"/>
    <style:font-face style:name="Museo Slab1" svg:font-family="'Museo Slab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useo Sans" svg:font-family="'Museo Sans'" style:font-family-generic="swiss" style:font-pitch="variable"/>
    <style:font-face style:name="Museo Sans1" svg:font-family="'Museo Sans'" style:font-adornments="Bold" style:font-family-generic="swiss" style:font-pitch="variable"/>
    <style:font-face style:name="Museo Sans2" svg:font-family="'Museo Sans'" style:font-adornments="Bold Italic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useo Slab1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Museo Sans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01in" fo:margin-bottom="0.0799in"/>
      <style:text-properties style:font-name="Museo Sans2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98in" fo:margin-bottom="0in"/>
      <style:text-properties style:font-name="Museo Sans1" fo:font-size="13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16T00:38:46</meta:creation-date>
    <dc:date>2011-11-30T08:52:24</dc:date>
    <meta:editing-duration>P1DT22H28M8S</meta:editing-duration>
    <meta:editing-cycles>43</meta:editing-cycles>
    <meta:generator>LibreOffice/3.3$Unix LibreOffice_project/330m19$Build-202</meta:generator>
    <meta:document-statistic meta:table-count="0" meta:image-count="0" meta:object-count="0" meta:page-count="6" meta:paragraph-count="121" meta:word-count="1186" meta:character-count="8484"/>
  </office:meta>
</office:document-meta>
</file>